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utton </text:p>
          </table:table-cell>
          <table:table-cell table:style-name="ce1"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Xa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Ya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Zb1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Zb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Yax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Xax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q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irc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s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ri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x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button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1button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opt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x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y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x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y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z_button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z_button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hrebutt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7:21:06.527256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9T08:51:21.784052609</meta:creation-date>
    <dc:date>2021-04-23T21:27:21.585846002</dc:date>
    <meta:editing-duration>PT4H11M28S</meta:editing-duration>
    <meta:editing-cycles>5</meta:editing-cycles>
    <meta:generator>LibreOffice/7.1.2.2$Linux_X86_64 LibreOffice_project/10$Build-2</meta:generator>
    <meta:document-statistic meta:table-count="1" meta:cell-count="820" meta:object-count="0"/>
  </office:meta>
</office:document-meta>
</file>